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Repository.mkdirs( String directory , ChannelSftp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FTPRepository.put( File source , String destination , boolean overwri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yProgressMonitor.init( int op , String src , String dest ,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Repository.SFTP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ProgressMonitor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epository.getSftpChannel( String pathOr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FTPRepository.getRepository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epository.get( String source , File destin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FTPRepository.resolveResource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yProgressMonitor.count( lo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Repository.list( String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FTPRepository.getPath( String sftp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FTPRepository.checkExistence( String file , ChannelSftp 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FTPRepository.openStream( SFTPResource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FTPRepository.getResourc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